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e81d"/>
    </style:style>
    <style:style style:name="P2" style:family="paragraph" style:parent-style-name="Standard">
      <style:paragraph-properties fo:text-align="start" style:justify-single-word="false"/>
      <style:text-properties officeooo:rsid="0016ddb7" officeooo:paragraph-rsid="0016ddb7"/>
    </style:style>
    <style:style style:name="P3" style:family="paragraph" style:parent-style-name="Standard">
      <style:paragraph-properties fo:text-align="start" style:justify-single-word="false"/>
      <style:text-properties officeooo:rsid="0017bf67" officeooo:paragraph-rsid="001d5bce"/>
    </style:style>
    <style:style style:name="P4" style:family="paragraph" style:parent-style-name="Standard">
      <style:paragraph-properties fo:text-align="start" style:justify-single-word="false"/>
      <style:text-properties officeooo:rsid="0016ddb7" officeooo:paragraph-rsid="0016ddb7"/>
    </style:style>
    <style:style style:name="P5" style:family="paragraph" style:parent-style-name="Standard">
      <style:paragraph-properties fo:text-align="start" style:justify-single-word="false"/>
      <style:text-properties officeooo:rsid="0016ddb7" officeooo:paragraph-rsid="001d5bce"/>
    </style:style>
    <style:style style:name="P6" style:family="paragraph" style:parent-style-name="Standard">
      <style:paragraph-properties fo:text-align="justify" style:justify-single-word="false"/>
      <style:text-properties officeooo:rsid="0016ddb7" officeooo:paragraph-rsid="0016ddb7"/>
    </style:style>
    <style:style style:name="P7" style:family="paragraph" style:parent-style-name="Standard">
      <style:paragraph-properties fo:text-align="justify" style:justify-single-word="false"/>
      <style:text-properties officeooo:rsid="001d5bce" officeooo:paragraph-rsid="001d5bce"/>
    </style:style>
    <style:style style:name="P8" style:family="paragraph" style:parent-style-name="Standard">
      <style:paragraph-properties fo:text-align="justify" style:justify-single-word="false"/>
      <style:text-properties officeooo:rsid="001d5bce" officeooo:paragraph-rsid="001d97e3"/>
    </style:style>
    <style:style style:name="P9" style:family="paragraph" style:parent-style-name="Standard">
      <style:paragraph-properties fo:text-align="justify" style:justify-single-word="false"/>
      <style:text-properties officeooo:rsid="001d5bce" officeooo:paragraph-rsid="001f7599"/>
    </style:style>
    <style:style style:name="P10" style:family="paragraph" style:parent-style-name="Standard">
      <style:paragraph-properties fo:text-align="justify" style:justify-single-word="false"/>
      <style:text-properties fo:color="#c9211e" officeooo:rsid="001d5bce" officeooo:paragraph-rsid="001d5bce"/>
    </style:style>
    <style:style style:name="P11" style:family="paragraph" style:parent-style-name="Standard">
      <style:paragraph-properties fo:text-align="justify" style:justify-single-word="false"/>
      <style:text-properties officeooo:paragraph-rsid="001d97e3"/>
    </style:style>
    <style:style style:name="P12" style:family="paragraph" style:parent-style-name="Standard">
      <style:paragraph-properties fo:text-align="justify" style:justify-single-word="false"/>
      <style:text-properties officeooo:paragraph-rsid="0024426e"/>
    </style:style>
    <style:style style:name="P13" style:family="paragraph" style:parent-style-name="Standard">
      <style:paragraph-properties fo:text-align="justify" style:justify-single-word="false"/>
      <style:text-properties officeooo:paragraph-rsid="00258b58"/>
    </style:style>
    <style:style style:name="P14" style:family="paragraph" style:parent-style-name="Standard">
      <style:paragraph-properties fo:text-align="justify" style:justify-single-word="false"/>
      <style:text-properties officeooo:rsid="001d97e3" officeooo:paragraph-rsid="001d97e3"/>
    </style:style>
    <style:style style:name="P15" style:family="paragraph" style:parent-style-name="Standard">
      <style:paragraph-properties fo:text-align="justify" style:justify-single-word="false"/>
      <style:text-properties officeooo:rsid="001f7599" officeooo:paragraph-rsid="001f7599"/>
    </style:style>
    <style:style style:name="P16" style:family="paragraph" style:parent-style-name="Standard">
      <style:paragraph-properties fo:text-align="justify" style:justify-single-word="false"/>
      <style:text-properties officeooo:rsid="0020f5db" officeooo:paragraph-rsid="0020f5db"/>
    </style:style>
    <style:style style:name="P17" style:family="paragraph" style:parent-style-name="Standard">
      <style:paragraph-properties fo:text-align="justify" style:justify-single-word="false"/>
      <style:text-properties officeooo:rsid="0020f5db" officeooo:paragraph-rsid="00267100"/>
    </style:style>
    <style:style style:name="P18" style:family="paragraph" style:parent-style-name="Standard">
      <style:paragraph-properties fo:text-align="justify" style:justify-single-word="false"/>
      <style:text-properties fo:color="#000000" officeooo:rsid="001d5bce" officeooo:paragraph-rsid="001d5bce"/>
    </style:style>
    <style:style style:name="P19" style:family="paragraph" style:parent-style-name="Standard">
      <style:paragraph-properties fo:text-align="justify" style:justify-single-word="false"/>
      <style:text-properties fo:color="#000000" officeooo:rsid="0022b375" officeooo:paragraph-rsid="0022b375"/>
    </style:style>
    <style:style style:name="P20" style:family="paragraph" style:parent-style-name="Standard">
      <style:paragraph-properties fo:text-align="justify" style:justify-single-word="false"/>
      <style:text-properties fo:color="#000000" officeooo:rsid="00239022" officeooo:paragraph-rsid="00239022"/>
    </style:style>
    <style:style style:name="P21" style:family="paragraph" style:parent-style-name="Standard">
      <style:paragraph-properties fo:text-align="justify" style:justify-single-word="false"/>
      <style:text-properties fo:font-size="16pt" officeooo:rsid="0016ddb7" officeooo:paragraph-rsid="0016ddb7" style:font-size-asian="16pt" style:font-size-complex="16pt"/>
    </style:style>
    <style:style style:name="P22" style:family="paragraph" style:parent-style-name="Standard">
      <style:paragraph-properties fo:text-align="justify" style:justify-single-word="false"/>
      <style:text-properties fo:font-size="16pt" officeooo:rsid="0016ddb7" officeooo:paragraph-rsid="0017bf67" style:font-size-asian="16pt" style:font-size-complex="16pt"/>
    </style:style>
    <style:style style:name="P23" style:family="paragraph" style:parent-style-name="Standard" style:list-style-name="L1">
      <style:paragraph-properties fo:text-align="justify" style:justify-single-word="false"/>
      <style:text-properties fo:font-size="16pt" officeooo:rsid="0017bf67" officeooo:paragraph-rsid="0017bf67" style:font-size-asian="16pt" style:font-size-complex="16pt"/>
    </style:style>
    <style:style style:name="P24" style:family="paragraph" style:parent-style-name="Text_20_body" style:list-style-name="L2"/>
    <style:style style:name="P25" style:family="paragraph" style:parent-style-name="Text_20_body">
      <style:paragraph-properties fo:text-align="justify" style:justify-single-word="false"/>
      <style:text-properties officeooo:rsid="0020f5db" officeooo:paragraph-rsid="00267100"/>
    </style:style>
    <style:style style:name="P26" style:family="paragraph" style:parent-style-name="Text_20_body" style:list-style-name="L2">
      <style:paragraph-properties fo:margin-top="0cm" fo:margin-bottom="0cm" loext:contextual-spacing="false"/>
    </style:style>
    <style:style style:name="T1" style:family="text">
      <style:text-properties officeooo:rsid="001d5bce"/>
    </style:style>
    <style:style style:name="T2" style:family="text">
      <style:text-properties fo:font-weight="bold"/>
    </style:style>
    <style:style style:name="T3" style:family="text">
      <style:text-properties fo:font-weight="bold" officeooo:rsid="001d97e3"/>
    </style:style>
    <style:style style:name="T4" style:family="text">
      <style:text-properties fo:font-weight="bold" officeooo:rsid="0020f5db"/>
    </style:style>
    <style:style style:name="T5" style:family="text">
      <style:text-properties fo:font-weight="normal" style:font-weight-asian="normal" style:font-weight-complex="normal"/>
    </style:style>
    <style:style style:name="T6" style:family="text">
      <style:text-properties officeooo:rsid="001d97e3"/>
    </style:style>
    <style:style style:name="T7" style:family="text">
      <style:text-properties officeooo:rsid="0017bf67"/>
    </style:style>
    <style:style style:name="T8" style:family="text">
      <style:text-properties officeooo:rsid="0020f5db"/>
    </style:style>
    <style:style style:name="T9" style:family="text">
      <style:text-properties officeooo:rsid="0022b375"/>
    </style:style>
    <style:style style:name="T10" style:family="text">
      <style:text-properties officeooo:rsid="00267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utilisateur de l’application de traitement d’image</text:p>
      <text:p text:style-name="P1"/>
      <text:p text:style-name="P2">I. Définir utilisateur</text:p>
      <text:p text:style-name="P2"/>
      <text:p text:style-name="P2"/>
      <text:p text:style-name="P2">II. Présentez afin de répondre aux besoin du client</text:p>
      <text:p text:style-name="P2"/>
      <text:p text:style-name="P2"/>
      <text:p text:style-name="P2">III . Présentez le Problème et présentez la solution</text:p>
      <text:p text:style-name="P2"/>
      <text:p text:style-name="P2"/>
      <text:p text:style-name="P2"/>
      <text:p text:style-name="P2"/>
      <text:p text:style-name="P2"/>
      <text:p text:style-name="P2"/>
      <text:p text:style-name="P2">IV. Page de couverture et titre</text:p>
      <text:p text:style-name="P2">V. Tables des matières si + de 10 pages</text:p>
      <text:p text:style-name="P2"/>
      <text:p text:style-name="P2"/>
      <text:p text:style-name="P2"/>
      <text:p text:style-name="P2"/>
      <text:p text:style-name="P2"/>
      <text:p text:style-name="P2"/>
      <text:p text:style-name="P3"/>
      <text:p text:style-name="P5">VI. Mettre les procédures ou instruction</text:p>
      <text:p text:style-name="P5">VII. Mettre des images claires</text:p>
      <text:p text:style-name="P5"/>
      <text:p text:style-name="P5"/>
      <text:p text:style-name="P5">VIII. Police lisible</text:p>
      <text:p text:style-name="P5">IX. Mise en page clai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6"/>
      <text:p text:style-name="P6"/>
      <text:p text:style-name="P6"/>
      <text:p text:style-name="P21"/>
      <text:list xml:id="list510619613" text:style-name="L1">
        <text:list-item>
          <text:p text:style-name="P23">Introduction du projet</text:p>
        </text:list-item>
        <text:list-item>
          <text:p text:style-name="P23">Présentation du principe</text:p>
        </text:list-item>
        <text:list-item>
          <text:p text:style-name="P23">Fonctionnement</text:p>
          <text:list>
            <text:list-item>
              <text:p text:style-name="P23">Filtrage</text:p>
              <text:list>
                <text:list-item>
                  <text:p text:style-name="P23">Filtre médian</text:p>
                </text:list-item>
                <text:list-item>
                  <text:p text:style-name="P23">Filtre gaussien</text:p>
                </text:list-item>
              </text:list>
            </text:list-item>
            <text:list-item>
              <text:p text:style-name="P23">Dérivation</text:p>
              <text:list>
                <text:list-item>
                  <text:p text:style-name="P23">Calcul du gradient d’une image (Sobel)</text:p>
                </text:list-item>
              </text:list>
            </text:list-item>
            <text:list-item>
              <text:p text:style-name="P23">Opération de morphologie mathématique</text:p>
              <text:list>
                <text:list-item>
                  <text:p text:style-name="P23">Dilatation</text:p>
                </text:list-item>
                <text:list-item>
                  <text:p text:style-name="P23"><text:span text:style-name="T9">Érosion</text:span><text:tab/></text:p>
                </text:list-item>
              </text:list>
            </text:list-item>
            <text:list-item>
              <text:p text:style-name="P23">Détection de contours</text:p>
              <text:list>
                <text:list-item>
                  <text:p text:style-name="P23">Application d’un détecteur de contours « Canny »</text:p>
                </text:list-item>
              </text:list>
            </text:list-item>
            <text:list-item>
              <text:p text:style-name="P23">Segmentation d’images</text:p>
              <text:list>
                <text:list-item>
                  <text:p text:style-name="P23">Opération de seuillages</text:p>
                </text:list-item>
                <text:list-item>
                  <text:p text:style-name="P23">Segmentation par croissance de région</text:p>
                </text:list-item>
              </text:list>
            </text:list-item>
          </text:list>
        </text:list-item>
      </text:list>
      <text:p text:style-name="P22"/>
      <text:p text:style-name="P21"><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18"/>
      <text:p text:style-name="P19">L’application de traitement d’image est destinée aux personnes qui souhaitent faire des modifications sur une image souhaité. L’application permet de faire des modifications de bases telles que appliquer un filtre médian et appliquer un filtre gaussien. Il est aussi possible de faire de la détection de contour avec le filtre Sobel et Canny, et même de la segmentation d’image.</text:p>
      <text:p text:style-name="P10"/>
      <text:p text:style-name="P18"/>
      <text:p text:style-name="P20">Lors de l’exécution de l’application, un menu déroulant s’affiche. Dans ce dernier, tout les filtres sont proposés et des numéros sont associés à chacun. Pour appliquer le filtre choisi, vous devez entrer le numéro associé au filtre dans le champ de texte. Par la suite, l’image s’affichera en deux exemplaires, l’image originale et l’image après l’application du filtr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III. Fonctionnement</text:p>
      <text:p text:style-name="P7">1. Filtrage</text:p>
      <text:p text:style-name="P7">a) Filtre médian</text:p>
      <text:p text:style-name="P7"/>
      <text:p text:style-name="P7">Le <text:span text:style-name="T5">filtre médian</text:span> est un filtre numérique non linéaire, souvent utilisé pour la réduction de bruit. La réduction de bruit est une étape de prétraitement classique visant à améliorer les résultats de traitements futurs. La technique de filtre médian est largement utilisée en traitement d’images numériques car il permet sous certaines conditions de réduire le bruit tout en conservant les contours de l'image.</text:p>
      <text:p text:style-name="P7"/>
      <text:p text:style-name="P7">Afin d’appliquer le filtre médian à l’image, il vous faudra entrer la valeur 11 dans le menu déroulant qui d’affiche au début de l’exécution de l’application. </text:p>
      <text:p text:style-name="P7"/>
      <text:p text:style-name="P7">b) Filtre Gaussien</text:p>
      <text:p text:style-name="P7"/>
      <text:p text:style-name="P12"><text:span text:style-name="T1">Le filtre Gaussien est un filtre numérique non linéaire.En général un filtre gaussien est utilisé pour réduire le bruit, il est utilisé afin de fabriquer un masque flou. </text:span></text:p>
      <text:p text:style-name="P8"><text:span text:style-name="T6">Afin d’appliquer le filtre Gaussien à l’image, il vous faudra entrer la valeur 12 dans le menu déroulant qui s’affiche au début de l’exécution de l’application. </text:span></text:p>
      <text:p text:style-name="P8"/>
      <text:p text:style-name="P14">2.Dérivation</text:p>
      <text:p text:style-name="P14">a) <text:span text:style-name="T7">Calcul du gradient d’une image (Sobel)</text:span></text:p>
      <text:p text:style-name="P14"/>
      <text:p text:style-name="P11"><text:span text:style-name="T6">Le </text:span><text:span text:style-name="T3">filtre de Sobel</text:span><text:span text:style-name="T6"> est un opérateur utilisé en </text:span><text:a xlink:type="simple" xlink:href="https://fr.wikipedia.org/wiki/Traitement_d%27image" text:style-name="Internet_20_link" text:visited-style-name="Visited_20_Internet_20_Link"><text:span text:style-name="T6">traitement d'image</text:span></text:a><text:span text:style-name="T6"> pour la </text:span><text:a xlink:type="simple" xlink:href="https://fr.wikipedia.org/wiki/Détection_de_contours" text:style-name="Internet_20_link" text:visited-style-name="Visited_20_Internet_20_Link"><text:span text:style-name="T6">détection de contours</text:span></text:a><text:span text:style-name="T6">. </text:span>Pour faire simple, l'opérateur calcule le <text:a xlink:type="simple" xlink:href="https://fr.wikipedia.org/wiki/Gradient" text:style-name="Internet_20_link" text:visited-style-name="Visited_20_Internet_20_Link">gradient</text:a> de l'intensité de chaque pixel. Ceci indique la direction de la plus forte variation du clair au sombre, ainsi que le taux de changement dans cette direction. On connaît alors les points de changement soudain de luminosité, correspondant probablement à des bords, ainsi que l'orientation de ces bords. </text:p>
      <text:p text:style-name="Text_20_body">En termes mathématiques, le <text:a xlink:type="simple" xlink:href="https://fr.wikipedia.org/wiki/Gradient" text:style-name="Internet_20_link" text:visited-style-name="Visited_20_Internet_20_Link">gradient</text:a> d'une fonction de deux variables (ici l'intensité en fonction des coordonnées de l'image) est un vecteur de dimension 2 dont les coordonnées sont les <text:a xlink:type="simple" xlink:href="https://fr.wikipedia.org/wiki/Dérivée" text:style-name="Internet_20_link" text:visited-style-name="Visited_20_Internet_20_Link">dérivées</text:a> selon les directions horizontale et verticale. En chaque point, le gradient pointe dans la direction du plus fort changement d'intensité, et sa longueur représente le taux de variation dans cette direction. Le gradient dans une zone d'intensité constante est donc nul. Au niveau d'un contour, le gradient traverse le contour, des intensités les plus sombres aux intensités les plus claires. </text:p>
      <text:p text:style-name="P9"><text:span text:style-name="T6">Afin d’appliquer le filtre Gaussien à l’image, il vous faudra entrer la valeur 2 dans le menu déroulant qui s’affiche au début de l’exécution de l’application. </text:span></text:p>
      <text:p text:style-name="P9"/>
      <text:p text:style-name="P15">3.Opération de morphologie mathématique</text:p>
      <text:p text:style-name="P15">a)Dilatation</text:p>
      <text:p text:style-name="P15">b) Erosion</text:p>
      <text:p text:style-name="P15"/>
      <text:p text:style-name="P16">4.Détection de contours</text:p>
      <text:p text:style-name="P16">a)<text:span text:style-name="T7">Application d’un détecteur de contours « Canny »</text:span></text:p>
      <text:p text:style-name="P16"/>
      <text:p text:style-name="P13"><text:span text:style-name="T8">Le </text:span><text:span text:style-name="T4">filtre de Canny</text:span><text:span text:style-name="T8"> (ou détecteur de Canny) est utilisé en </text:span><text:a xlink:type="simple" xlink:href="https://fr.wikipedia.org/wiki/Traitement_d%27images" text:style-name="Internet_20_link" text:visited-style-name="Visited_20_Internet_20_Link"><text:span text:style-name="T8">traitement d'images</text:span></text:a><text:span text:style-name="T8"> pour la </text:span><text:a xlink:type="simple" xlink:href="https://fr.wikipedia.org/wiki/Détection_de_contours" text:style-name="Internet_20_link" text:visited-style-name="Visited_20_Internet_20_Link"><text:span text:style-name="T8">détection des contours</text:span></text:a><text:span text:style-name="T8">. Il se déroule en 3 étapes. </text:span>La première étape est de réduire le <text:a xlink:type="simple" xlink:href="https://fr.wikipedia.org/wiki/Bruit" text:style-name="Internet_20_link" text:visited-style-name="Visited_20_Internet_20_Link">bruit</text:a> de l'image originale avant d'en détecter les contours. Ceci permet d'éliminer les pixels isolés qui pourraient induire de fortes réponses lors du calcul du gradient, conduisant ainsi à de faux positifs. Après le filtrage, l'étape suivante est d'appliquer un <text:a xlink:type="simple" xlink:href="https://fr.wikipedia.org/wiki/Gradient" text:style-name="Internet_20_link" text:visited-style-name="Visited_20_Internet_20_Link">gradient</text:a> qui retourne l'intensité des contours. La carte des gradients obtenue précédemment fournit une intensité en chaque point de l'image. Une forte intensité indique une forte probabilité de présence d'un contour. Toutefois, cette intensité ne suffit <text:soft-page-break/>pas à décider si un point correspond à un contour ou non. Seuls les points correspondant à des maxima locaux sont considérés comme correspondant à des contours, et sont conservés pour la prochaine étape de la détection. </text:p>
      <text:p text:style-name="Text_20_body">Un maximum local est présent sur les extrema du <text:a xlink:type="simple" xlink:href="https://fr.wikipedia.org/wiki/Gradient" text:style-name="Internet_20_link" text:visited-style-name="Visited_20_Internet_20_Link">gradient</text:a>, c'est-à-dire là où sa <text:a xlink:type="simple" xlink:href="https://fr.wikipedia.org/wiki/Dérivée" text:style-name="Internet_20_link" text:visited-style-name="Visited_20_Internet_20_Link">dérivée</text:a> selon les lignes de champs du gradient s'annule. </text:p>
      <text:p text:style-name="Text_20_body">La différenciation des contours sur la carte générée se fait par seuillage à hystérésis. </text:p>
      <text:p text:style-name="Text_20_body">Cela nécessite deux seuils, un haut et un bas; qui seront comparés à l'intensité du gradient de chaque point. Le critère de décision est le suivant. Pour chaque point, si l'intensité de son gradient est : </text:p>
      <text:list xml:id="list2004440768" text:style-name="L2">
        <text:list-item>
          <text:p text:style-name="P26">Inférieur au seuil bas, le point est rejeté ; </text:p>
        </text:list-item>
        <text:list-item>
          <text:p text:style-name="P26">Supérieur au seuil haut, le point est accepté comme formant un contour ; </text:p>
        </text:list-item>
        <text:list-item>
          <text:p text:style-name="P24">Entre le seuil bas et le seuil haut, le point est accepté s'il est connecté à un point déjà accepté.</text:p>
        </text:list-item>
      </text:list>
      <text:p text:style-name="Text_20_body">Une fois ceci réalisé, l'image obtenue est binaire avec d'un côté les pixels appartenant aux contours et les autres.</text:p>
      <text:p text:style-name="P17"><text:span text:style-name="T6">Afin d’appliquer le filtre Gaussien à l’image, il vous faudra entrer la valeur 4 dans le menu déroulant qui s’affiche au début de l’exécution de l’application.</text:span></text:p>
      <text:p text:style-name="P17"/>
      <text:p text:style-name="P17"><text:span text:style-name="T10">5.Segmentation de l’image</text:span></text:p>
      <text:p text:style-name="P17"><text:span text:style-name="T10">a)Opération de seuillages</text:span></text:p>
      <text:p text:style-name="P17">Le <text:span text:style-name="T2">seuillage d'image</text:span> est une technique simple de <text:a xlink:type="simple" xlink:href="https://fr.wikipedia.org/wiki/Binarisation" text:style-name="Internet_20_link" text:visited-style-name="Visited_20_Internet_20_Link">binarisation d'image</text:a><text:bookmark text:name="cite_ref-1"/><text:a xlink:type="simple" xlink:href="https://fr.wikipedia.org/wiki/Seuillage_d%27image#cite_note-1" text:style-name="Internet_20_link" text:visited-style-name="Visited_20_Internet_20_Link">1</text:a>, elle consiste à transformer une image en <text:a xlink:type="simple" xlink:href="https://fr.wikipedia.org/wiki/Niveau_de_gris" text:style-name="Internet_20_link" text:visited-style-name="Visited_20_Internet_20_Link">niveau de gris</text:a> en une image dont les valeurs de <text:a xlink:type="simple" xlink:href="https://fr.wikipedia.org/wiki/Pixel" text:style-name="Internet_20_link" text:visited-style-name="Visited_20_Internet_20_Link">pixels</text:a> ne peuvent avoir que la valeur 1 ou 0. On parle alors d'une <text:a xlink:type="simple" xlink:href="https://fr.wikipedia.org/wiki/Image_binaire" text:style-name="Internet_20_link" text:visited-style-name="Visited_20_Internet_20_Link">image binaire</text:a> ou image en noir et blanc. </text:p>
      <text:p text:style-name="P17"/>
      <text:p text:style-name="P17"><text:span text:style-name="T6">Afin d’appliquer le filtre Gaussien à l’image, il vous faudra entrer la valeur 51 dans le menu déroulant qui s’affiche au début de l’exécution de l’application.</text:span></text:p>
      <text:p text:style-name="P17"/>
      <text:p text:style-name="P17"><text:span text:style-name="T10"><text:s/>b)Segmentation par croissance de région</text:span></text:p>
      <text:p text:style-name="P25">La <text:span text:style-name="T2">segmentation d'image</text:span> est une opération de <text:a xlink:type="simple" xlink:href="https://fr.wikipedia.org/wiki/Traitement_d%27image" text:style-name="Internet_20_link" text:visited-style-name="Visited_20_Internet_20_Link">traitement d'images</text:a> qui a pour but de rassembler des <text:a xlink:type="simple" xlink:href="https://fr.wikipedia.org/wiki/Pixel" text:style-name="Internet_20_link" text:visited-style-name="Visited_20_Internet_20_Link">pixels</text:a> entre eux suivant des critères pré-définis. Les pixels sont ainsi regroupés en régions, qui constituent un pavage ou une partition de l'image. Il peut s'agir par exemple de séparer les objets du fond. Si le nombre de classes est égal à deux, elle est appelée aussi <text:a xlink:type="simple" xlink:href="https://fr.wikipedia.org/wiki/Binarisation" text:style-name="Internet_20_link" text:visited-style-name="Visited_20_Internet_20_Link">binarisation</text:a>. </text:p>
      <text:p text:style-name="P25"/>
      <text:p text:style-name="P17"><text:span text:style-name="T6">Afin d’appliquer le filtre Gaussien à l’image, il vous faudra entrer la valeur 52 dans le menu déroulant qui s’affiche au début de l’exécution de l’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0:11:14.910000000</meta:creation-date>
    <dc:date>2020-05-24T16:57:03.692000000</dc:date>
    <meta:editing-duration>PT2H45M43S</meta:editing-duration>
    <meta:editing-cycles>2</meta:editing-cycles>
    <meta:generator>LibreOffice/6.2.4.2$Windows_X86_64 LibreOffice_project/2412653d852ce75f65fbfa83fb7e7b669a126d64</meta:generator>
    <meta:document-statistic meta:table-count="0" meta:image-count="0" meta:object-count="0" meta:page-count="5" meta:paragraph-count="63" meta:word-count="1090" meta:character-count="6753" meta:non-whitespace-character-count="5726"/>
  </office:meta>
</office:document-meta>
</file>